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7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/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GROPECUARIA HIDALGO E.I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7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EDER JUSTO RODRIGUEZ CAVER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ARELLANO VALDEZ MARGOT GABRIELA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9</text:p>
          </table:table-cell>
        </table:table-row>
        <table:table-row>
          <table:table-cell table:style-name="Tabla1.A2" office:value-type="float" office:value="0">
            <text:p text:style-name="P7">POLLOS COBB</text:p>
          </table:table-cell>
          <table:table-cell table:style-name="Tabla1.B2" office:value-type="string">
            <text:p text:style-name="P9">Cant.Cajas: <text:span text:style-name="T11">29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60909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6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3:50 P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5:05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7T02:11:1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